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9-07-3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9-04-1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9-01-22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8-11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8-07-1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8-04-1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8-02-2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7-10-2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7-08-03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7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7-02-06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6-10-03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6-07-11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6-04-0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6-01-05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5-10-13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5-07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5-04-14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5-01-13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4-10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4-07-1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4-04-0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4-01-0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3-10-1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3-07-0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3-04-2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3-01-0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2-10-0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2-07-1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2-04-2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2-01-1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1-10-0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1-07-0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1-01-11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0-10-1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0-07-2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0-04-2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10-01-1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9-10-0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9-07-29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9-04-22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9-01-13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8-10-0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8-07-15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8-04-1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8-01-0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7-10-17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7-07-1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7-04-10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7-01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6-10-1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6-07-1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6-04-04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6-01-10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5-10-1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5-07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5-04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5-01-1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4-10-0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4-07-2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4-04-2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4-01-13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3-10-21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3-07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3-04-1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3-01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2-07-1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2-04-1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2-01-15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1-09-1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1-07-17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1-05-0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1-03-0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1-01-0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11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09-12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06-2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05-0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03-0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2000-01-1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10-2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9-1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8-1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7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6-0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5-1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4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3-16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2-09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9-01-12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8-12-08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98-06-0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459121125801</text:p>
          </table:table-cell>
          <table:table-cell office:value-type="string" calcext:value-type="string">
            <text:p>198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